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94C9BF0D.png" manifest:media-type="image/png"/>
  <manifest:file-entry manifest:full-path="Pictures/1000000100000280000001E028B506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85b" officeooo:paragraph-rsid="0009e8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2" text:anchor-type="char" svg:x="0.531cm" svg:y="12.383cm" svg:width="16.256cm" svg:height="12.192cm" draw:z-index="1"><draw:image xlink:href="Pictures/1000000100000280000001E028B50610.png" xlink:type="simple" xlink:show="embed" xlink:actuate="onLoad" draw:mime-type="image/png"/></draw:frame><draw:frame draw:style-name="fr2" draw:name="Изображение1" text:anchor-type="char" svg:width="16.256cm" svg:height="12.192cm" draw:z-index="0"><draw:image xlink:href="Pictures/1000000100000280000001E094C9BF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3:44:45.248786772</meta:creation-date>
    <dc:date>2024-11-12T10:49:37.390187560</dc:date>
    <meta:editing-duration>PT1H57M23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